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0.032226" calcext:value-type="float">
            <text:p>0.032226</text:p>
          </table:table-cell>
          <table:table-cell office:value-type="float" office:value="0.032641" calcext:value-type="float">
            <text:p>0.032641</text:p>
          </table:table-cell>
          <table:table-cell office:value-type="float" office:value="0.032512" calcext:value-type="float">
            <text:p>0.032512</text:p>
          </table:table-cell>
          <table:table-cell table:formula="of:=SUM([.A1:.C1]) /3" office:value-type="float" office:value="0.0324596666666667" calcext:value-type="float">
            <text:p>0.0324596666666667</text:p>
          </table:table-cell>
        </table:table-row>
        <table:table-row table:style-name="ro1">
          <table:table-cell office:value-type="float" office:value="0.031255" calcext:value-type="float">
            <text:p>0.031255</text:p>
          </table:table-cell>
          <table:table-cell office:value-type="float" office:value="0.03153" calcext:value-type="float">
            <text:p>0.03153</text:p>
          </table:table-cell>
          <table:table-cell office:value-type="float" office:value="0.031141" calcext:value-type="float">
            <text:p>0.031141</text:p>
          </table:table-cell>
          <table:table-cell table:formula="of:=SUM([.A2:.C2]) /3" office:value-type="float" office:value="0.0313086666666667" calcext:value-type="float">
            <text:p>0.0313086666666667</text:p>
          </table:table-cell>
        </table:table-row>
        <table:table-row table:style-name="ro1">
          <table:table-cell office:value-type="float" office:value="0.00305" calcext:value-type="float">
            <text:p>0.00305</text:p>
          </table:table-cell>
          <table:table-cell office:value-type="float" office:value="0.004019" calcext:value-type="float">
            <text:p>0.004019</text:p>
          </table:table-cell>
          <table:table-cell office:value-type="float" office:value="0.003908" calcext:value-type="float">
            <text:p>0.003908</text:p>
          </table:table-cell>
          <table:table-cell table:formula="of:=SUM([.A3:.C3]) /3" office:value-type="float" office:value="0.003659" calcext:value-type="float">
            <text:p>0.003659</text:p>
          </table:table-cell>
        </table:table-row>
        <table:table-row table:style-name="ro1">
          <table:table-cell table:number-columns-repeated="3"/>
          <table:table-cell table:formula="of:=SUM([.A4:.C4]) 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9592" calcext:value-type="float">
            <text:p>0.199592</text:p>
          </table:table-cell>
          <table:table-cell office:value-type="float" office:value="0.202041" calcext:value-type="float">
            <text:p>0.202041</text:p>
          </table:table-cell>
          <table:table-cell office:value-type="float" office:value="0.199169" calcext:value-type="float">
            <text:p>0.199169</text:p>
          </table:table-cell>
          <table:table-cell table:formula="of:=SUM([.A5:.C5]) /3" office:value-type="float" office:value="0.200267333333333" calcext:value-type="float">
            <text:p>0.200267333333333</text:p>
          </table:table-cell>
        </table:table-row>
        <table:table-row table:style-name="ro1">
          <table:table-cell office:value-type="float" office:value="0.197196" calcext:value-type="float">
            <text:p>0.197196</text:p>
          </table:table-cell>
          <table:table-cell office:value-type="float" office:value="0.199398" calcext:value-type="float">
            <text:p>0.199398</text:p>
          </table:table-cell>
          <table:table-cell office:value-type="float" office:value="0.197193" calcext:value-type="float">
            <text:p>0.197193</text:p>
          </table:table-cell>
          <table:table-cell table:formula="of:=SUM([.A6:.C6]) /3" office:value-type="float" office:value="0.197929" calcext:value-type="float">
            <text:p>0.197929</text:p>
          </table:table-cell>
        </table:table-row>
        <table:table-row table:style-name="ro1">
          <table:table-cell office:value-type="float" office:value="0.005169" calcext:value-type="float">
            <text:p>0.005169</text:p>
          </table:table-cell>
          <table:table-cell office:value-type="float" office:value="0.008059" calcext:value-type="float">
            <text:p>0.008059</text:p>
          </table:table-cell>
          <table:table-cell office:value-type="float" office:value="0.005064" calcext:value-type="float">
            <text:p>0.005064</text:p>
          </table:table-cell>
          <table:table-cell table:formula="of:=SUM([.A7:.C7]) /3" office:value-type="float" office:value="0.00609733333333333" calcext:value-type="float">
            <text:p>0.00609733333333333</text:p>
          </table:table-cell>
        </table:table-row>
        <table:table-row table:style-name="ro1">
          <table:table-cell table:number-columns-repeated="3"/>
          <table:table-cell table:formula="of:=SUM([.A8:.C8]) 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3401" calcext:value-type="float">
            <text:p>0.393401</text:p>
          </table:table-cell>
          <table:table-cell office:value-type="float" office:value="0.390168" calcext:value-type="float">
            <text:p>0.390168</text:p>
          </table:table-cell>
          <table:table-cell office:value-type="float" office:value="0.387382" calcext:value-type="float">
            <text:p>0.387382</text:p>
          </table:table-cell>
          <table:table-cell table:formula="of:=SUM([.A9:.C9]) /3" office:value-type="float" office:value="0.390317" calcext:value-type="float">
            <text:p>0.390317</text:p>
          </table:table-cell>
        </table:table-row>
        <table:table-row table:style-name="ro1">
          <table:table-cell office:value-type="float" office:value="0.379044" calcext:value-type="float">
            <text:p>0.379044</text:p>
          </table:table-cell>
          <table:table-cell office:value-type="float" office:value="0.378857" calcext:value-type="float">
            <text:p>0.378857</text:p>
          </table:table-cell>
          <table:table-cell office:value-type="float" office:value="0.378565" calcext:value-type="float">
            <text:p>0.378565</text:p>
          </table:table-cell>
          <table:table-cell table:formula="of:=SUM([.A10:.C10]) /3" office:value-type="float" office:value="0.378822" calcext:value-type="float">
            <text:p>0.378822</text:p>
          </table:table-cell>
        </table:table-row>
        <table:table-row table:style-name="ro1">
          <table:table-cell office:value-type="float" office:value="0.021191" calcext:value-type="float">
            <text:p>0.021191</text:p>
          </table:table-cell>
          <table:table-cell office:value-type="float" office:value="0.019053" calcext:value-type="float">
            <text:p>0.019053</text:p>
          </table:table-cell>
          <table:table-cell office:value-type="float" office:value="0.016622" calcext:value-type="float">
            <text:p>0.016622</text:p>
          </table:table-cell>
          <table:table-cell table:formula="of:=SUM([.A11:.C11]) /3" office:value-type="float" office:value="0.0189553333333333" calcext:value-type="float">
            <text:p>0.0189553333333333</text:p>
          </table:table-cell>
        </table:table-row>
        <table:table-row table:style-name="ro1">
          <table:table-cell table:number-columns-repeated="3"/>
          <table:table-cell table:formula="of:=SUM([.A12:.C12]) 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6775" calcext:value-type="float">
            <text:p>0.736775</text:p>
          </table:table-cell>
          <table:table-cell office:value-type="float" office:value="0.737671" calcext:value-type="float">
            <text:p>0.737671</text:p>
          </table:table-cell>
          <table:table-cell office:value-type="float" office:value="0.737364" calcext:value-type="float">
            <text:p>0.737364</text:p>
          </table:table-cell>
          <table:table-cell table:formula="of:=SUM([.A13:.C13]) /3" office:value-type="float" office:value="0.73727" calcext:value-type="float">
            <text:p>0.73727</text:p>
          </table:table-cell>
        </table:table-row>
        <table:table-row table:style-name="ro1">
          <table:table-cell office:value-type="float" office:value="0.726836" calcext:value-type="float">
            <text:p>0.726836</text:p>
          </table:table-cell>
          <table:table-cell office:value-type="float" office:value="0.72671" calcext:value-type="float">
            <text:p>0.72671</text:p>
          </table:table-cell>
          <table:table-cell office:value-type="float" office:value="0.726213" calcext:value-type="float">
            <text:p>0.726213</text:p>
          </table:table-cell>
          <table:table-cell table:formula="of:=SUM([.A14:.C14]) /3" office:value-type="float" office:value="0.726586333333333" calcext:value-type="float">
            <text:p>0.726586333333333</text:p>
          </table:table-cell>
        </table:table-row>
        <table:table-row table:style-name="ro1">
          <table:table-cell office:value-type="float" office:value="0.014924" calcext:value-type="float">
            <text:p>0.014924</text:p>
          </table:table-cell>
          <table:table-cell office:value-type="float" office:value="0.017206" calcext:value-type="float">
            <text:p>0.017206</text:p>
          </table:table-cell>
          <table:table-cell office:value-type="float" office:value="0.01764" calcext:value-type="float">
            <text:p>0.01764</text:p>
          </table:table-cell>
          <table:table-cell table:formula="of:=SUM([.A15:.C15]) /3" office:value-type="float" office:value="0.01659" calcext:value-type="float">
            <text:p>0.016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SUM([.A16:.C16]) /3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0.028137" calcext:value-type="float">
            <text:p>0.028137</text:p>
          </table:table-cell>
          <table:table-cell office:value-type="float" office:value="0.028254" calcext:value-type="float">
            <text:p>0.028254</text:p>
          </table:table-cell>
          <table:table-cell office:value-type="float" office:value="0.028614" calcext:value-type="float">
            <text:p>0.028614</text:p>
          </table:table-cell>
          <table:table-cell table:formula="of:=SUM([.A17:.C17]) /3" office:value-type="float" office:value="0.028335" calcext:value-type="float">
            <text:p>0.028335</text:p>
          </table:table-cell>
        </table:table-row>
        <table:table-row table:style-name="ro1">
          <table:table-cell office:value-type="float" office:value="0.027011" calcext:value-type="float">
            <text:p>0.027011</text:p>
          </table:table-cell>
          <table:table-cell office:value-type="float" office:value="0.027028" calcext:value-type="float">
            <text:p>0.027028</text:p>
          </table:table-cell>
          <table:table-cell office:value-type="float" office:value="0.027423" calcext:value-type="float">
            <text:p>0.027423</text:p>
          </table:table-cell>
          <table:table-cell table:formula="of:=SUM([.A18:.C18]) /3" office:value-type="float" office:value="0.027154" calcext:value-type="float">
            <text:p>0.027154</text:p>
          </table:table-cell>
        </table:table-row>
        <table:table-row table:style-name="ro1">
          <table:table-cell office:value-type="float" office:value="0.003513" calcext:value-type="float">
            <text:p>0.003513</text:p>
          </table:table-cell>
          <table:table-cell office:value-type="float" office:value="0.002814" calcext:value-type="float">
            <text:p>0.002814</text:p>
          </table:table-cell>
          <table:table-cell office:value-type="float" office:value="0.003993" calcext:value-type="float">
            <text:p>0.003993</text:p>
          </table:table-cell>
          <table:table-cell table:formula="of:=SUM([.A19:.C19]) /3" office:value-type="float" office:value="0.00344" calcext:value-type="float">
            <text:p>0.00344</text:p>
          </table:table-cell>
        </table:table-row>
        <table:table-row table:style-name="ro1">
          <table:table-cell table:number-columns-repeated="3"/>
          <table:table-cell table:formula="of:=SUM([.A20:.C20]) 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4943" calcext:value-type="float">
            <text:p>0.254943</text:p>
          </table:table-cell>
          <table:table-cell office:value-type="float" office:value="0.172104" calcext:value-type="float">
            <text:p>0.172104</text:p>
          </table:table-cell>
          <table:table-cell office:value-type="float" office:value="0.186568" calcext:value-type="float">
            <text:p>0.186568</text:p>
          </table:table-cell>
          <table:table-cell table:formula="of:=SUM([.A21:.C21]) /3" office:value-type="float" office:value="0.204538333333333" calcext:value-type="float">
            <text:p>0.204538333333333</text:p>
          </table:table-cell>
        </table:table-row>
        <table:table-row table:style-name="ro1">
          <table:table-cell office:value-type="float" office:value="0.208701" calcext:value-type="float">
            <text:p>0.208701</text:p>
          </table:table-cell>
          <table:table-cell office:value-type="float" office:value="0.170135" calcext:value-type="float">
            <text:p>0.170135</text:p>
          </table:table-cell>
          <table:table-cell office:value-type="float" office:value="0.173453" calcext:value-type="float">
            <text:p>0.173453</text:p>
          </table:table-cell>
          <table:table-cell table:formula="of:=SUM([.A22:.C22]) /3" office:value-type="float" office:value="0.184096333333333" calcext:value-type="float">
            <text:p>0.184096333333333</text:p>
          </table:table-cell>
        </table:table-row>
        <table:table-row table:style-name="ro1">
          <table:table-cell office:value-type="float" office:value="0.088462" calcext:value-type="float">
            <text:p>0.088462</text:p>
          </table:table-cell>
          <table:table-cell office:value-type="float" office:value="0.005199" calcext:value-type="float">
            <text:p>0.005199</text:p>
          </table:table-cell>
          <table:table-cell office:value-type="float" office:value="0.0198" calcext:value-type="float">
            <text:p>0.0198</text:p>
          </table:table-cell>
          <table:table-cell table:formula="of:=SUM([.A23:.C23]) /3" office:value-type="float" office:value="0.0378203333333333" calcext:value-type="float">
            <text:p>0.0378203333333333</text:p>
          </table:table-cell>
        </table:table-row>
        <table:table-row table:style-name="ro1">
          <table:table-cell table:number-columns-repeated="3"/>
          <table:table-cell table:formula="of:=SUM([.A24:.C24]) 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1026" calcext:value-type="float">
            <text:p>0.521026</text:p>
          </table:table-cell>
          <table:table-cell office:value-type="float" office:value="0.331109" calcext:value-type="float">
            <text:p>0.331109</text:p>
          </table:table-cell>
          <table:table-cell office:value-type="float" office:value="0.324693" calcext:value-type="float">
            <text:p>0.324693</text:p>
          </table:table-cell>
          <table:table-cell table:formula="of:=SUM([.A25:.C25]) /3" office:value-type="float" office:value="0.392276" calcext:value-type="float">
            <text:p>0.392276</text:p>
          </table:table-cell>
        </table:table-row>
        <table:table-row table:style-name="ro1">
          <table:table-cell office:value-type="float" office:value="0.382409" calcext:value-type="float">
            <text:p>0.382409</text:p>
          </table:table-cell>
          <table:table-cell office:value-type="float" office:value="0.324801" calcext:value-type="float">
            <text:p>0.324801</text:p>
          </table:table-cell>
          <table:table-cell office:value-type="float" office:value="0.32238" calcext:value-type="float">
            <text:p>0.32238</text:p>
          </table:table-cell>
          <table:table-cell table:formula="of:=SUM([.A26:.C26]) /3" office:value-type="float" office:value="0.343196666666667" calcext:value-type="float">
            <text:p>0.343196666666667</text:p>
          </table:table-cell>
        </table:table-row>
        <table:table-row table:style-name="ro1">
          <table:table-cell office:value-type="float" office:value="0.201853" calcext:value-type="float">
            <text:p>0.201853</text:p>
          </table:table-cell>
          <table:table-cell office:value-type="float" office:value="0.013509" calcext:value-type="float">
            <text:p>0.013509</text:p>
          </table:table-cell>
          <table:table-cell office:value-type="float" office:value="0.007706" calcext:value-type="float">
            <text:p>0.007706</text:p>
          </table:table-cell>
          <table:table-cell table:formula="of:=SUM([.A27:.C27]) /3" office:value-type="float" office:value="0.074356" calcext:value-type="float">
            <text:p>0.074356</text:p>
          </table:table-cell>
        </table:table-row>
        <table:table-row table:style-name="ro1">
          <table:table-cell table:number-columns-repeated="3"/>
          <table:table-cell table:formula="of:=SUM([.A28:.C28]) 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0708" calcext:value-type="float">
            <text:p>0.800708</text:p>
          </table:table-cell>
          <table:table-cell office:value-type="float" office:value="0.633489" calcext:value-type="float">
            <text:p>0.633489</text:p>
          </table:table-cell>
          <table:table-cell office:value-type="float" office:value="0.627132" calcext:value-type="float">
            <text:p>0.627132</text:p>
          </table:table-cell>
          <table:table-cell table:formula="of:=SUM([.A29:.C29]) /3" office:value-type="float" office:value="0.687109666666667" calcext:value-type="float">
            <text:p>0.687109666666667</text:p>
          </table:table-cell>
        </table:table-row>
        <table:table-row table:style-name="ro1">
          <table:table-cell office:value-type="float" office:value="0.688674" calcext:value-type="float">
            <text:p>0.688674</text:p>
          </table:table-cell>
          <table:table-cell office:value-type="float" office:value="0.621836" calcext:value-type="float">
            <text:p>0.621836</text:p>
          </table:table-cell>
          <table:table-cell office:value-type="float" office:value="0.624075" calcext:value-type="float">
            <text:p>0.624075</text:p>
          </table:table-cell>
          <table:table-cell table:formula="of:=SUM([.A30:.C30]) /3" office:value-type="float" office:value="0.644861666666667" calcext:value-type="float">
            <text:p>0.644861666666667</text:p>
          </table:table-cell>
        </table:table-row>
        <table:table-row table:style-name="ro1">
          <table:table-cell office:value-type="float" office:value="0.183843" calcext:value-type="float">
            <text:p>0.183843</text:p>
          </table:table-cell>
          <table:table-cell office:value-type="float" office:value="0.017616" calcext:value-type="float">
            <text:p>0.017616</text:p>
          </table:table-cell>
          <table:table-cell office:value-type="float" office:value="0.00942" calcext:value-type="float">
            <text:p>0.00942</text:p>
          </table:table-cell>
          <table:table-cell table:formula="of:=SUM([.A31:.C31]) /3" office:value-type="float" office:value="0.070293" calcext:value-type="float">
            <text:p>0.0702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SUM([.A32:.C32]) /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555" calcext:value-type="float">
            <text:p>0.02555</text:p>
          </table:table-cell>
          <table:table-cell office:value-type="float" office:value="0.025249" calcext:value-type="float">
            <text:p>0.025249</text:p>
          </table:table-cell>
          <table:table-cell office:value-type="float" office:value="0.037945" calcext:value-type="float">
            <text:p>0.037945</text:p>
          </table:table-cell>
          <table:table-cell table:formula="of:=SUM([.A33:.C33]) /3" office:value-type="float" office:value="0.0295813333333333" calcext:value-type="float">
            <text:p>0.0295813333333333</text:p>
          </table:table-cell>
        </table:table-row>
        <table:table-row table:style-name="ro1">
          <table:table-cell office:value-type="float" office:value="0.023939" calcext:value-type="float">
            <text:p>0.023939</text:p>
          </table:table-cell>
          <table:table-cell office:value-type="float" office:value="0.023707" calcext:value-type="float">
            <text:p>0.023707</text:p>
          </table:table-cell>
          <table:table-cell office:value-type="float" office:value="0.02979" calcext:value-type="float">
            <text:p>0.02979</text:p>
          </table:table-cell>
          <table:table-cell table:formula="of:=SUM([.A34:.C34]) /3" office:value-type="float" office:value="0.025812" calcext:value-type="float">
            <text:p>0.025812</text:p>
          </table:table-cell>
        </table:table-row>
        <table:table-row table:style-name="ro1">
          <table:table-cell office:value-type="float" office:value="0.004005" calcext:value-type="float">
            <text:p>0.004005</text:p>
          </table:table-cell>
          <table:table-cell office:value-type="float" office:value="0.003489" calcext:value-type="float">
            <text:p>0.003489</text:p>
          </table:table-cell>
          <table:table-cell office:value-type="float" office:value="0.015817" calcext:value-type="float">
            <text:p>0.015817</text:p>
          </table:table-cell>
          <table:table-cell table:formula="of:=SUM([.A35:.C35]) /3" office:value-type="float" office:value="0.00777033333333333" calcext:value-type="float">
            <text:p>0.00777033333333333</text:p>
          </table:table-cell>
        </table:table-row>
        <table:table-row table:style-name="ro1">
          <table:table-cell table:number-columns-repeated="3"/>
          <table:table-cell table:formula="of:=SUM([.A36:.C36]) 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7914" calcext:value-type="float">
            <text:p>0.297914</text:p>
          </table:table-cell>
          <table:table-cell office:value-type="float" office:value="0.24534" calcext:value-type="float">
            <text:p>0.24534</text:p>
          </table:table-cell>
          <table:table-cell office:value-type="float" office:value="0.159195" calcext:value-type="float">
            <text:p>0.159195</text:p>
          </table:table-cell>
          <table:table-cell table:formula="of:=SUM([.A37:.C37]) /3" office:value-type="float" office:value="0.234149666666667" calcext:value-type="float">
            <text:p>0.234149666666667</text:p>
          </table:table-cell>
        </table:table-row>
        <table:table-row table:style-name="ro1">
          <table:table-cell office:value-type="float" office:value="0.289298" calcext:value-type="float">
            <text:p>0.289298</text:p>
          </table:table-cell>
          <table:table-cell office:value-type="float" office:value="0.14903" calcext:value-type="float">
            <text:p>0.14903</text:p>
          </table:table-cell>
          <table:table-cell office:value-type="float" office:value="0.149301" calcext:value-type="float">
            <text:p>0.149301</text:p>
          </table:table-cell>
          <table:table-cell table:formula="of:=SUM([.A38:.C38]) /3" office:value-type="float" office:value="0.195876333333333" calcext:value-type="float">
            <text:p>0.195876333333333</text:p>
          </table:table-cell>
        </table:table-row>
        <table:table-row table:style-name="ro1">
          <table:table-cell office:value-type="float" office:value="0.150969" calcext:value-type="float">
            <text:p>0.150969</text:p>
          </table:table-cell>
          <table:table-cell office:value-type="float" office:value="0.09914" calcext:value-type="float">
            <text:p>0.09914</text:p>
          </table:table-cell>
          <table:table-cell office:value-type="float" office:value="0.013105" calcext:value-type="float">
            <text:p>0.013105</text:p>
          </table:table-cell>
          <table:table-cell table:formula="of:=SUM([.A39:.C39]) /3" office:value-type="float" office:value="0.087738" calcext:value-type="float">
            <text:p>0.087738</text:p>
          </table:table-cell>
        </table:table-row>
        <table:table-row table:style-name="ro1">
          <table:table-cell table:number-columns-repeated="3"/>
          <table:table-cell table:formula="of:=SUM([.A40:.C40]) 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0495" calcext:value-type="float">
            <text:p>0.310495</text:p>
          </table:table-cell>
          <table:table-cell office:value-type="float" office:value="0.582018" calcext:value-type="float">
            <text:p>0.582018</text:p>
          </table:table-cell>
          <table:table-cell office:value-type="float" office:value="0.291215" calcext:value-type="float">
            <text:p>0.291215</text:p>
          </table:table-cell>
          <table:table-cell table:formula="of:=SUM([.A41:.C41]) /3" office:value-type="float" office:value="0.394576" calcext:value-type="float">
            <text:p>0.394576</text:p>
          </table:table-cell>
        </table:table-row>
        <table:table-row table:style-name="ro1">
          <table:table-cell office:value-type="float" office:value="0.284639" calcext:value-type="float">
            <text:p>0.284639</text:p>
          </table:table-cell>
          <table:table-cell office:value-type="float" office:value="0.577301" calcext:value-type="float">
            <text:p>0.577301</text:p>
          </table:table-cell>
          <table:table-cell office:value-type="float" office:value="0.283378" calcext:value-type="float">
            <text:p>0.283378</text:p>
          </table:table-cell>
          <table:table-cell table:formula="of:=SUM([.A42:.C42]) /3" office:value-type="float" office:value="0.381772666666667" calcext:value-type="float">
            <text:p>0.381772666666667</text:p>
          </table:table-cell>
        </table:table-row>
        <table:table-row table:style-name="ro1">
          <table:table-cell office:value-type="float" office:value="0.033418" calcext:value-type="float">
            <text:p>0.033418</text:p>
          </table:table-cell>
          <table:table-cell office:value-type="float" office:value="0.303176" calcext:value-type="float">
            <text:p>0.303176</text:p>
          </table:table-cell>
          <table:table-cell office:value-type="float" office:value="0.014018" calcext:value-type="float">
            <text:p>0.014018</text:p>
          </table:table-cell>
          <table:table-cell table:formula="of:=SUM([.A43:.C43]) /3" office:value-type="float" office:value="0.116870666666667" calcext:value-type="float">
            <text:p>0.116870666666667</text:p>
          </table:table-cell>
        </table:table-row>
        <table:table-row table:style-name="ro1">
          <table:table-cell table:number-columns-repeated="3"/>
          <table:table-cell table:formula="of:=SUM([.A44:.C44]) 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4295" calcext:value-type="float">
            <text:p>0.564295</text:p>
          </table:table-cell>
          <table:table-cell office:value-type="float" office:value="0.586982" calcext:value-type="float">
            <text:p>0.586982</text:p>
          </table:table-cell>
          <table:table-cell office:value-type="float" office:value="0.566283" calcext:value-type="float">
            <text:p>0.566283</text:p>
          </table:table-cell>
          <table:table-cell table:formula="of:=SUM([.A45:.C45]) /3" office:value-type="float" office:value="0.57252" calcext:value-type="float">
            <text:p>0.57252</text:p>
          </table:table-cell>
        </table:table-row>
        <table:table-row table:style-name="ro1">
          <table:table-cell office:value-type="float" office:value="0.550027" calcext:value-type="float">
            <text:p>0.550027</text:p>
          </table:table-cell>
          <table:table-cell office:value-type="float" office:value="0.545727" calcext:value-type="float">
            <text:p>0.545727</text:p>
          </table:table-cell>
          <table:table-cell office:value-type="float" office:value="0.548564" calcext:value-type="float">
            <text:p>0.548564</text:p>
          </table:table-cell>
          <table:table-cell table:formula="of:=SUM([.A46:.C46]) /3" office:value-type="float" office:value="0.548106" calcext:value-type="float">
            <text:p>0.548106</text:p>
          </table:table-cell>
        </table:table-row>
        <table:table-row table:style-name="ro1">
          <table:table-cell office:value-type="float" office:value="0.024409" calcext:value-type="float">
            <text:p>0.024409</text:p>
          </table:table-cell>
          <table:table-cell office:value-type="float" office:value="0.048074" calcext:value-type="float">
            <text:p>0.048074</text:p>
          </table:table-cell>
          <table:table-cell office:value-type="float" office:value="0.026965" calcext:value-type="float">
            <text:p>0.026965</text:p>
          </table:table-cell>
          <table:table-cell table:formula="of:=SUM([.A47:.C47]) /3" office:value-type="float" office:value="0.0331493333333333" calcext:value-type="float">
            <text:p>0.033149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SUM([.A48:.C48]) /3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float" office:value="0.027476" calcext:value-type="float">
            <text:p>0.027476</text:p>
          </table:table-cell>
          <table:table-cell office:value-type="float" office:value="0.028308" calcext:value-type="float">
            <text:p>0.028308</text:p>
          </table:table-cell>
          <table:table-cell office:value-type="float" office:value="0.041825" calcext:value-type="float">
            <text:p>0.041825</text:p>
          </table:table-cell>
          <table:table-cell table:formula="of:=SUM([.A49:.C49]) /3" office:value-type="float" office:value="0.0325363333333333" calcext:value-type="float">
            <text:p>0.0325363333333333</text:p>
          </table:table-cell>
        </table:table-row>
        <table:table-row table:style-name="ro1">
          <table:table-cell office:value-type="float" office:value="0.02128" calcext:value-type="float">
            <text:p>0.02128</text:p>
          </table:table-cell>
          <table:table-cell office:value-type="float" office:value="0.021513" calcext:value-type="float">
            <text:p>0.021513</text:p>
          </table:table-cell>
          <table:table-cell office:value-type="float" office:value="0.022985" calcext:value-type="float">
            <text:p>0.022985</text:p>
          </table:table-cell>
          <table:table-cell table:formula="of:=SUM([.A50:.C50]) /3" office:value-type="float" office:value="0.021926" calcext:value-type="float">
            <text:p>0.021926</text:p>
          </table:table-cell>
        </table:table-row>
        <table:table-row table:style-name="ro1">
          <table:table-cell office:value-type="float" office:value="0.008629" calcext:value-type="float">
            <text:p>0.008629</text:p>
          </table:table-cell>
          <table:table-cell office:value-type="float" office:value="0.009473" calcext:value-type="float">
            <text:p>0.009473</text:p>
          </table:table-cell>
          <table:table-cell office:value-type="float" office:value="0.022971" calcext:value-type="float">
            <text:p>0.022971</text:p>
          </table:table-cell>
          <table:table-cell table:formula="of:=SUM([.A51:.C51]) /3" office:value-type="float" office:value="0.013691" calcext:value-type="float">
            <text:p>0.013691</text:p>
          </table:table-cell>
        </table:table-row>
        <table:table-row table:style-name="ro1">
          <table:table-cell table:number-columns-repeated="3"/>
          <table:table-cell table:formula="of:=SUM([.A52:.C52]) 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473" calcext:value-type="float">
            <text:p>0.168473</text:p>
          </table:table-cell>
          <table:table-cell office:value-type="float" office:value="0.479626" calcext:value-type="float">
            <text:p>0.479626</text:p>
          </table:table-cell>
          <table:table-cell office:value-type="float" office:value="0.257718" calcext:value-type="float">
            <text:p>0.257718</text:p>
          </table:table-cell>
          <table:table-cell table:formula="of:=SUM([.A53:.C53]) /3" office:value-type="float" office:value="0.301939" calcext:value-type="float">
            <text:p>0.301939</text:p>
          </table:table-cell>
        </table:table-row>
        <table:table-row table:style-name="ro1">
          <table:table-cell office:value-type="float" office:value="0.131804" calcext:value-type="float">
            <text:p>0.131804</text:p>
          </table:table-cell>
          <table:table-cell office:value-type="float" office:value="0.134443" calcext:value-type="float">
            <text:p>0.134443</text:p>
          </table:table-cell>
          <table:table-cell office:value-type="float" office:value="0.133911" calcext:value-type="float">
            <text:p>0.133911</text:p>
          </table:table-cell>
          <table:table-cell table:formula="of:=SUM([.A54:.C54]) /3" office:value-type="float" office:value="0.133386" calcext:value-type="float">
            <text:p>0.133386</text:p>
          </table:table-cell>
        </table:table-row>
        <table:table-row table:style-name="ro1">
          <table:table-cell office:value-type="float" office:value="0.039022" calcext:value-type="float">
            <text:p>0.039022</text:p>
          </table:table-cell>
          <table:table-cell office:value-type="float" office:value="0.350024" calcext:value-type="float">
            <text:p>0.350024</text:p>
          </table:table-cell>
          <table:table-cell office:value-type="float" office:value="0.128158" calcext:value-type="float">
            <text:p>0.128158</text:p>
          </table:table-cell>
          <table:table-cell table:formula="of:=SUM([.A55:.C55]) /3" office:value-type="float" office:value="0.172401333333333" calcext:value-type="float">
            <text:p>0.172401333333333</text:p>
          </table:table-cell>
        </table:table-row>
        <table:table-row table:style-name="ro1">
          <table:table-cell table:number-columns-repeated="3"/>
          <table:table-cell table:formula="of:=SUM([.A56:.C56]) 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2991" calcext:value-type="float">
            <text:p>0.312991</text:p>
          </table:table-cell>
          <table:table-cell office:value-type="float" office:value="0.26167" calcext:value-type="float">
            <text:p>0.26167</text:p>
          </table:table-cell>
          <table:table-cell office:value-type="float" office:value="0.264822" calcext:value-type="float">
            <text:p>0.264822</text:p>
          </table:table-cell>
          <table:table-cell table:formula="of:=SUM([.A57:.C57]) /3" office:value-type="float" office:value="0.279827666666667" calcext:value-type="float">
            <text:p>0.279827666666667</text:p>
          </table:table-cell>
        </table:table-row>
        <table:table-row table:style-name="ro1">
          <table:table-cell office:value-type="float" office:value="0.251251" calcext:value-type="float">
            <text:p>0.251251</text:p>
          </table:table-cell>
          <table:table-cell office:value-type="float" office:value="0.250786" calcext:value-type="float">
            <text:p>0.250786</text:p>
          </table:table-cell>
          <table:table-cell office:value-type="float" office:value="0.250485" calcext:value-type="float">
            <text:p>0.250485</text:p>
          </table:table-cell>
          <table:table-cell table:formula="of:=SUM([.A58:.C58]) /3" office:value-type="float" office:value="0.250840666666667" calcext:value-type="float">
            <text:p>0.250840666666667</text:p>
          </table:table-cell>
        </table:table-row>
        <table:table-row table:style-name="ro1">
          <table:table-cell office:value-type="float" office:value="0.066891" calcext:value-type="float">
            <text:p>0.066891</text:p>
          </table:table-cell>
          <table:table-cell office:value-type="float" office:value="0.015496" calcext:value-type="float">
            <text:p>0.015496</text:p>
          </table:table-cell>
          <table:table-cell office:value-type="float" office:value="0.018165" calcext:value-type="float">
            <text:p>0.018165</text:p>
          </table:table-cell>
          <table:table-cell table:formula="of:=SUM([.A59:.C59]) /3" office:value-type="float" office:value="0.0335173333333333" calcext:value-type="float">
            <text:p>0.0335173333333333</text:p>
          </table:table-cell>
        </table:table-row>
        <table:table-row table:style-name="ro1">
          <table:table-cell table:number-columns-repeated="3"/>
          <table:table-cell table:formula="of:=SUM([.A60:.C60]) 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0949" calcext:value-type="float">
            <text:p>0.560949</text:p>
          </table:table-cell>
          <table:table-cell office:value-type="float" office:value="0.498355" calcext:value-type="float">
            <text:p>0.498355</text:p>
          </table:table-cell>
          <table:table-cell office:value-type="float" office:value="0.504097" calcext:value-type="float">
            <text:p>0.504097</text:p>
          </table:table-cell>
          <table:table-cell table:formula="of:=SUM([.A61:.C61]) /3" office:value-type="float" office:value="0.521133666666667" calcext:value-type="float">
            <text:p>0.521133666666667</text:p>
          </table:table-cell>
        </table:table-row>
        <table:table-row table:style-name="ro1">
          <table:table-cell office:value-type="float" office:value="0.485755" calcext:value-type="float">
            <text:p>0.485755</text:p>
          </table:table-cell>
          <table:table-cell office:value-type="float" office:value="0.484907" calcext:value-type="float">
            <text:p>0.484907</text:p>
          </table:table-cell>
          <table:table-cell office:value-type="float" office:value="0.486953" calcext:value-type="float">
            <text:p>0.486953</text:p>
          </table:table-cell>
          <table:table-cell table:formula="of:=SUM([.A62:.C62]) /3" office:value-type="float" office:value="0.485871666666667" calcext:value-type="float">
            <text:p>0.485871666666667</text:p>
          </table:table-cell>
        </table:table-row>
        <table:table-row table:style-name="ro1">
          <table:table-cell office:value-type="float" office:value="0.082239" calcext:value-type="float">
            <text:p>0.082239</text:p>
          </table:table-cell>
          <table:table-cell office:value-type="float" office:value="0.019743" calcext:value-type="float">
            <text:p>0.019743</text:p>
          </table:table-cell>
          <table:table-cell office:value-type="float" office:value="0.0257" calcext:value-type="float">
            <text:p>0.0257</text:p>
          </table:table-cell>
          <table:table-cell table:formula="of:=SUM([.A63:.C63]) /3" office:value-type="float" office:value="0.0425606666666667" calcext:value-type="float">
            <text:p>0.042560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SUM([.A64:.C64]) /3" office:value-type="float" office:value="1.66666666666667" calcext:value-type="float">
            <text:p>1.66666666666667</text:p>
          </table:table-cell>
        </table:table-row>
        <table:table-row table:style-name="ro1">
          <table:table-cell office:value-type="float" office:value="0.030352" calcext:value-type="float">
            <text:p>0.030352</text:p>
          </table:table-cell>
          <table:table-cell office:value-type="float" office:value="0.029478" calcext:value-type="float">
            <text:p>0.029478</text:p>
          </table:table-cell>
          <table:table-cell office:value-type="float" office:value="0.030537" calcext:value-type="float">
            <text:p>0.030537</text:p>
          </table:table-cell>
          <table:table-cell table:formula="of:=SUM([.A65:.C65]) /3" office:value-type="float" office:value="0.0301223333333333" calcext:value-type="float">
            <text:p>0.0301223333333333</text:p>
          </table:table-cell>
        </table:table-row>
        <table:table-row table:style-name="ro1">
          <table:table-cell office:value-type="float" office:value="0.019395" calcext:value-type="float">
            <text:p>0.019395</text:p>
          </table:table-cell>
          <table:table-cell office:value-type="float" office:value="0.019228" calcext:value-type="float">
            <text:p>0.019228</text:p>
          </table:table-cell>
          <table:table-cell office:value-type="float" office:value="0.01924" calcext:value-type="float">
            <text:p>0.01924</text:p>
          </table:table-cell>
          <table:table-cell table:formula="of:=SUM([.A66:.C66]) /3" office:value-type="float" office:value="0.0192876666666667" calcext:value-type="float">
            <text:p>0.0192876666666667</text:p>
          </table:table-cell>
        </table:table-row>
        <table:table-row table:style-name="ro1">
          <table:table-cell office:value-type="float" office:value="0.012301" calcext:value-type="float">
            <text:p>0.012301</text:p>
          </table:table-cell>
          <table:table-cell office:value-type="float" office:value="0.011213" calcext:value-type="float">
            <text:p>0.011213</text:p>
          </table:table-cell>
          <table:table-cell office:value-type="float" office:value="0.012519" calcext:value-type="float">
            <text:p>0.012519</text:p>
          </table:table-cell>
          <table:table-cell table:formula="of:=SUM([.A67:.C67]) /3" office:value-type="float" office:value="0.012011" calcext:value-type="float">
            <text:p>0.012011</text:p>
          </table:table-cell>
        </table:table-row>
        <table:table-row table:style-name="ro1">
          <table:table-cell table:number-columns-repeated="3"/>
          <table:table-cell table:formula="of:=SUM([.A68:.C68]) 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315" calcext:value-type="float">
            <text:p>0.144315</text:p>
          </table:table-cell>
          <table:table-cell office:value-type="float" office:value="0.144827" calcext:value-type="float">
            <text:p>0.144827</text:p>
          </table:table-cell>
          <table:table-cell office:value-type="float" office:value="0.158234" calcext:value-type="float">
            <text:p>0.158234</text:p>
          </table:table-cell>
          <table:table-cell table:formula="of:=SUM([.A69:.C69]) /3" office:value-type="float" office:value="0.149125333333333" calcext:value-type="float">
            <text:p>0.149125333333333</text:p>
          </table:table-cell>
        </table:table-row>
        <table:table-row table:style-name="ro1">
          <table:table-cell office:value-type="float" office:value="0.120618" calcext:value-type="float">
            <text:p>0.120618</text:p>
          </table:table-cell>
          <table:table-cell office:value-type="float" office:value="0.11923" calcext:value-type="float">
            <text:p>0.11923</text:p>
          </table:table-cell>
          <table:table-cell office:value-type="float" office:value="0.12014" calcext:value-type="float">
            <text:p>0.12014</text:p>
          </table:table-cell>
          <table:table-cell table:formula="of:=SUM([.A70:.C70]) /3" office:value-type="float" office:value="0.119996" calcext:value-type="float">
            <text:p>0.119996</text:p>
          </table:table-cell>
        </table:table-row>
        <table:table-row table:style-name="ro1">
          <table:table-cell office:value-type="float" office:value="0.026948" calcext:value-type="float">
            <text:p>0.026948</text:p>
          </table:table-cell>
          <table:table-cell office:value-type="float" office:value="0.027852" calcext:value-type="float">
            <text:p>0.027852</text:p>
          </table:table-cell>
          <table:table-cell office:value-type="float" office:value="0.040372" calcext:value-type="float">
            <text:p>0.040372</text:p>
          </table:table-cell>
          <table:table-cell table:formula="of:=SUM([.A71:.C71]) /3" office:value-type="float" office:value="0.031724" calcext:value-type="float">
            <text:p>0.031724</text:p>
          </table:table-cell>
        </table:table-row>
        <table:table-row table:style-name="ro1">
          <table:table-cell table:number-columns-repeated="3"/>
          <table:table-cell table:formula="of:=SUM([.A72:.C72]) 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6583" calcext:value-type="float">
            <text:p>0.246583</text:p>
          </table:table-cell>
          <table:table-cell office:value-type="float" office:value="0.243624" calcext:value-type="float">
            <text:p>0.243624</text:p>
          </table:table-cell>
          <table:table-cell office:value-type="float" office:value="0.24473" calcext:value-type="float">
            <text:p>0.24473</text:p>
          </table:table-cell>
          <table:table-cell table:formula="of:=SUM([.A73:.C73]) /3" office:value-type="float" office:value="0.244979" calcext:value-type="float">
            <text:p>0.244979</text:p>
          </table:table-cell>
        </table:table-row>
        <table:table-row table:style-name="ro1">
          <table:table-cell office:value-type="float" office:value="0.22689" calcext:value-type="float">
            <text:p>0.22689</text:p>
          </table:table-cell>
          <table:table-cell office:value-type="float" office:value="0.226357" calcext:value-type="float">
            <text:p>0.226357</text:p>
          </table:table-cell>
          <table:table-cell office:value-type="float" office:value="0.228505" calcext:value-type="float">
            <text:p>0.228505</text:p>
          </table:table-cell>
          <table:table-cell table:formula="of:=SUM([.A74:.C74]) /3" office:value-type="float" office:value="0.227250666666667" calcext:value-type="float">
            <text:p>0.227250666666667</text:p>
          </table:table-cell>
        </table:table-row>
        <table:table-row table:style-name="ro1">
          <table:table-cell office:value-type="float" office:value="0.023819" calcext:value-type="float">
            <text:p>0.023819</text:p>
          </table:table-cell>
          <table:table-cell office:value-type="float" office:value="0.020688" calcext:value-type="float">
            <text:p>0.020688</text:p>
          </table:table-cell>
          <table:table-cell office:value-type="float" office:value="0.021914" calcext:value-type="float">
            <text:p>0.021914</text:p>
          </table:table-cell>
          <table:table-cell table:formula="of:=SUM([.A75:.C75]) /3" office:value-type="float" office:value="0.0221403333333333" calcext:value-type="float">
            <text:p>0.0221403333333333</text:p>
          </table:table-cell>
        </table:table-row>
        <table:table-row table:style-name="ro1">
          <table:table-cell table:number-columns-repeated="3"/>
          <table:table-cell table:formula="of:=SUM([.A76:.C76]) 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782" calcext:value-type="float">
            <text:p>0.466782</text:p>
          </table:table-cell>
          <table:table-cell office:value-type="float" office:value="0.453792" calcext:value-type="float">
            <text:p>0.453792</text:p>
          </table:table-cell>
          <table:table-cell office:value-type="float" office:value="0.487459" calcext:value-type="float">
            <text:p>0.487459</text:p>
          </table:table-cell>
          <table:table-cell table:formula="of:=SUM([.A77:.C77]) /3" office:value-type="float" office:value="0.469344333333333" calcext:value-type="float">
            <text:p>0.469344333333333</text:p>
          </table:table-cell>
        </table:table-row>
        <table:table-row table:style-name="ro1">
          <table:table-cell office:value-type="float" office:value="0.43621" calcext:value-type="float">
            <text:p>0.43621</text:p>
          </table:table-cell>
          <table:table-cell office:value-type="float" office:value="0.436543" calcext:value-type="float">
            <text:p>0.436543</text:p>
          </table:table-cell>
          <table:table-cell office:value-type="float" office:value="0.439578" calcext:value-type="float">
            <text:p>0.439578</text:p>
          </table:table-cell>
          <table:table-cell table:formula="of:=SUM([.A78:.C78]) /3" office:value-type="float" office:value="0.437443666666667" calcext:value-type="float">
            <text:p>0.437443666666667</text:p>
          </table:table-cell>
        </table:table-row>
        <table:table-row table:style-name="ro1">
          <table:table-cell office:value-type="float" office:value="0.035221" calcext:value-type="float">
            <text:p>0.035221</text:p>
          </table:table-cell>
          <table:table-cell office:value-type="float" office:value="0.022265" calcext:value-type="float">
            <text:p>0.022265</text:p>
          </table:table-cell>
          <table:table-cell office:value-type="float" office:value="0.05511" calcext:value-type="float">
            <text:p>0.05511</text:p>
          </table:table-cell>
          <table:table-cell table:formula="of:=SUM([.A79:.C79]) /3" office:value-type="float" office:value="0.037532" calcext:value-type="float">
            <text:p>0.0375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18:06:23.809688964</meta:creation-date>
    <dc:date>2024-04-10T18:24:24.649848114</dc:date>
    <meta:editing-duration>PT18M1S</meta:editing-duration>
    <meta:editing-cycles>1</meta:editing-cycles>
    <meta:document-statistic meta:table-count="1" meta:cell-count="263" meta:object-count="0"/>
    <meta:generator>LibreOffice/7.6.5.2$Linux_X86_64 LibreOffice_project/60$Build-2</meta:generator>
  </office:meta>
</office:document-meta>
</file>